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Heading">
      <style:paragraph-properties style:snap-to-layout-grid="false"/>
      <style:text-properties fo:font-size="12pt" style:font-size-asian="12pt" style:font-size-complex="12pt"/>
    </style:style>
    <style:style style:name="P2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5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6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7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8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9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10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11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12" style:family="paragraph" style:parent-style-name="Table_20_Contents">
      <style:paragraph-properties style:snap-to-layout-grid="fals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style:snap-to-layout-grid="false"/>
      <style:text-properties fo:font-size="12pt" fo:language="en" fo:country="US" style:font-size-asian="12pt" style:font-size-complex="12pt"/>
    </style:style>
    <style:style style:name="P15" style:family="paragraph" style:parent-style-name="Table_20_Contents">
      <style:paragraph-properties fo:text-align="center" style:justify-single-word="false" style:snap-to-layout-grid="false"/>
    </style:style>
    <style:style style:name="P16" style:family="paragraph" style:parent-style-name="Текст1">
      <style:paragraph-properties fo:text-align="center" style:justify-single-word="false"/>
    </style:style>
    <style:style style:name="P17" style:family="paragraph" style:parent-style-name="Text_20_body">
      <style:paragraph-properties fo:margin-left="1.513cm" fo:margin-right="0cm" fo:text-indent="0cm" style:auto-text-indent="false">
        <style:tab-stops>
          <style:tab-stop style:position="1.513cm"/>
        </style:tab-stops>
      </style:paragraph-properties>
      <style:text-properties fo:font-size="14pt" style:font-size-asian="14pt"/>
    </style:style>
    <style:style style:name="P18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19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0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1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2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3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4pt" style:font-size-asian="14pt"/>
    </style:style>
    <style:style style:name="P25" style:family="paragraph" style:parent-style-name="Standard">
      <style:paragraph-properties fo:margin-left="0cm" fo:margin-right="0.635cm" fo:text-align="end" style:justify-single-word="false" fo:text-indent="0cm" style:auto-text-indent="false"/>
      <style:text-properties style:letter-kerning="true"/>
    </style:style>
    <style:style style:name="P26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074cm"/>
        </style:tab-stops>
      </style:paragraph-properties>
      <style:text-properties fo:font-size="14pt" style:font-size-asian="14pt"/>
    </style:style>
    <style:style style:name="P27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4pt" style:font-size-asian="14pt"/>
    </style:style>
    <style:style style:name="P28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074cm"/>
        </style:tab-stops>
      </style:paragraph-properties>
    </style:style>
    <style:style style:name="P29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0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1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32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3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</style:style>
    <style:style style:name="T1" style:family="text">
      <style:text-properties style:font-name="Times New Roman" fo:font-size="16pt" style:font-size-asian="16pt" style:font-name-complex="Times New Roman" style:font-size-complex="16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T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6pt"/>
    </style:style>
    <style:style style:name="T4" style:family="text">
      <style:text-properties style:letter-kerning="tru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style:font-size-asian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Российской Федерации</text:p>
      <text:p text:style-name="P5">Санкт-Петербургский Государственный Электротехнический Университет «ЛЭТИ»</text:p>
      <text:p text:style-name="P7">Кафедра МО ЭВ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Отчёт о лабораторной работе №1</text:p>
      <text:p text:style-name="P16"><text:span text:style-name="T1">«</text:span><text:span text:style-name="T3">Исследование характеристик датчика псевдослучайных чисел</text:span><text:span text:style-name="T1">»</text:span></text:p>
      <text:p text:style-name="P6"/>
      <text:p text:style-name="P6"/>
      <text:p text:style-name="P6"/>
      <text:p text:style-name="P6"/>
      <text:p text:style-name="P9"><text:span text:style-name="T4">Преподаватель:<text:tab/><text:tab/>Кафтасьев</text:span> В.Н.</text:p>
      <text:p text:style-name="P10">Выполнил:<text:tab/>студент гр. 3351</text:p>
      <text:p text:style-name="P10">Ерёменок А.В.</text:p>
      <text:p text:style-name="P2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6"/>
      <text:p text:style-name="P5">Санкт-Петербург </text:p>
      <text:p text:style-name="P5">2007</text:p>
      <text:list text:style-name="WW8Num2">
        <text:list-item>
          <text:h text:style-name="P31" text:outline-level="1"><text:s/>План проведения</text:h>
          <text:list>
            <text:list-item>
              <text:p text:style-name="P28"><text:span text:style-name="T6">Используя пакет GPSS составить программу для исследования стандартных датчиков псевдослучайных (далее случайных) чисел с квазиравномерным (далее равномерным) законом распределения. </text:span></text:p>
              <text:p text:style-name="P26"><text:span text:style-name="T6">Оцениваемые параметры: математическое ожидание и СКО случайных чисел.</text:span></text:p>
            </text:list-item>
            <text:list-item>
              <text:p text:style-name="P27"><text:span text:style-name="T6">Выбрать объем выборки, исходя из заданной точности оценки математического ожидания и СКО, и провести моделирование.</text:span></text:p>
            </text:list-item>
          </text:list>
        </text:list-item>
        <text:list-item>
          <text:h text:style-name="P29" text:outline-level="1"><text:s/>Выполнение</text:h>
          <text:list>
            <text:list-item>
              <text:h text:style-name="P33" text:outline-level="2"/>
            </text:list-item>
          </text:list>
        </text:list-item>
      </text:list>
      <text:p text:style-name="P4"/>
      <text:list text:style-name="WW8Num2" text:continue-numbering="true">
        <text:list-item>
          <text:h text:style-name="P29" text:outline-level="1"><text:s/>Вывод</text:h>
        </text:list-item>
      </text:list>
      <text:p text:style-name="P11">В ходе лабораторной работы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Arial Unicode M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1-12T22:14:19</dc:date>
    <meta:print-date>2007-10-20T15:01:00</meta:print-date>
    <meta:editing-cycles>14</meta:editing-cycles>
    <meta:editing-duration>P1DT0H17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7" meta:word-count="85" meta:character-count="735"/>
  </office:meta>
</office:document-meta>
</file>